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028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office:value-type="string" calcext:value-type="string">
            <text:p>Laptop</text:p>
          </table:table-cell>
          <table:table-cell office:value-type="string" calcext:value-type="string">
            <text:p>Raspberry P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jinegr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VL</text:p>
          </table:table-cell>
          <table:table-cell office:value-type="float" office:value="44.543656" calcext:value-type="float">
            <text:p>44.543656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-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023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me</meta:initial-creator>
    <dc:creator>shiro-saber </dc:creator>
    <meta:creation-date>2014-10-16T23:38:33</meta:creation-date>
    <dc:date>2015-09-05T22:42:16.753051333</dc:date>
    <meta:generator>LibreOffice/4.3.3.2$Linux_x86 LibreOffice_project/430m0$Build-2</meta:generator>
    <meta:editing-duration>PT16M26S</meta:editing-duration>
    <meta:editing-cycles>1</meta:editing-cycles>
    <meta:document-statistic meta:table-count="3" meta:cell-count="7" meta:object-count="0"/>
    <meta:user-defined meta:name="AppVersion">14.03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